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0pt" style:font-size-asian="20pt" style:font-size-complex="20pt"/>
    </style:style>
    <style:style style:name="P5" style:family="paragraph">
      <style:text-properties style:font-name="Segoe UI Semibold" fo:font-size="20pt" style:font-size-asian="20pt" style:font-size-complex="20pt"/>
    </style:style>
    <style:style style:name="P6" style:family="paragraph">
      <style:text-properties style:font-name="Segoe UI Semibold" fo:font-size="32pt" style:font-size-asian="32pt" style:font-size-complex="32pt"/>
    </style:style>
    <style:style style:name="P7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8" style:family="paragraph">
      <style:paragraph-properties fo:text-align="center"/>
      <style:text-properties fo:color="#000000" style:font-name="Segoe UI Semibold1" fo:font-size="32pt" fo:font-style="normal" style:font-size-asian="32pt" style:font-style-asian="normal" style:font-size-complex="32pt" style:font-style-complex="normal"/>
    </style:style>
    <style:style style:name="P9" style:family="paragraph">
      <loext:graphic-properties draw:fill="none" draw:fill-color="#ffffff"/>
      <style:paragraph-properties fo:text-align="center"/>
      <style:text-properties fo:color="#000000" style:font-name="Segoe UI Semibold1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fo:color="#000000" style:font-name="Segoe UI Semibold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Psalm</text:span></text:p>
            <text:p text:style-name="P1"><text:span text:style-name="T2">Psalm 142:1–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4"><text:span text:style-name="T3">1</text:span><text:span text:style-name="T4">With my voice I cry out to the LORD;</text:span></text:p>
            <text:p text:style-name="P5"><text:span text:style-name="T5"><text:s text:c="5"/></text:span><text:span text:style-name="T2">with my voice I plead for mercy to the </text:span></text:p>
            <text:p text:style-name="P5"><text:span text:style-name="T2"><text:s text:c="5"/></text:span><text:span text:style-name="T2">LORD.</text:span></text:p>
            <text:p text:style-name="P5"><text:span text:style-name="T3">2</text:span><text:span text:style-name="T4">I pour out my complaint before him;</text:span></text:p>
            <text:p text:style-name="P5"><text:span text:style-name="T5"><text:s text:c="4"/></text:span><text:span text:style-name="T2"><text:s/></text:span><text:span text:style-name="T2">I tell my trouble before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3</text:span><text:span text:style-name="T4">When my spirit faints within me, </text:span></text:p>
            <text:p text:style-name="P5"><text:span text:style-name="T4"><text:s/></text:span><text:span text:style-name="T4">you know my <text:s text:c="2"/>way!</text:span></text:p>
            <text:p text:style-name="P5"><text:span text:style-name="T5"><text:s text:c="5"/></text:span><text:span text:style-name="T2">In the path where I walk</text:span></text:p>
            <text:p text:style-name="P5"><text:span text:style-name="T2"><text:s text:c="5"/></text:span><text:span text:style-name="T2">they have hidden a trap for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5"><text:span text:style-name="T3">4</text:span><text:span text:style-name="T4">Look to the right and see: </text:span></text:p>
            <text:p text:style-name="P5"><text:span text:style-name="T4"><text:s/></text:span><text:span text:style-name="T4">there is none who takes notice of me;</text:span></text:p>
            <text:p text:style-name="P5"><text:span text:style-name="T2"><text:s text:c="6"/></text:span><text:span text:style-name="T2">no refuge remains to me;</text:span></text:p>
            <text:p text:style-name="P5"><text:span text:style-name="T2"><text:s text:c="6"/></text:span><text:span text:style-name="T2">no one cares for my sou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892cm" svg:height="4.76cm" svg:x="1.524cm" svg:y="0.762cm">
          <draw:text-box>
            <text:p text:style-name="P5"><text:span text:style-name="T3">5</text:span><text:span text:style-name="T4">I cry to you, O LORD;</text:span></text:p>
            <text:p text:style-name="P5"><text:span text:style-name="T5"><text:s text:c="6"/></text:span><text:span text:style-name="T2">I say, “You are my refuge,</text:span></text:p>
            <text:p text:style-name="P5"><text:span text:style-name="T2"><text:s text:c="6"/></text:span><text:span text:style-name="T2">my portion in the land of the living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2" draw:layer="layout" svg:width="24.892cm" svg:height="4.76cm" svg:x="1.524cm" svg:y="0.762cm">
          <draw:text-box>
            <text:p text:style-name="P5"><text:span text:style-name="T3">6</text:span><text:span text:style-name="T4">Attend to my cry, for I am brought very low!</text:span></text:p>
            <text:p text:style-name="P5"><text:span text:style-name="T5"><text:s text:c="6"/></text:span><text:span text:style-name="T2">Deliver me from my persecutors,</text:span></text:p>
            <text:p text:style-name="P5"><text:span text:style-name="T2"><text:s text:c="6"/></text:span><text:span text:style-name="T2">for they are too strong for m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7" draw:layer="layout" svg:width="24.892cm" svg:height="6.263cm" svg:x="1.524cm" svg:y="0.762cm">
          <draw:text-box>
            <text:p text:style-name="P6"><text:span text:style-name="T3">7</text:span><text:span text:style-name="T4">Bring me out of prison,</text:span></text:p>
            <text:p text:style-name="P6"><text:span text:style-name="T4"><text:s/></text:span><text:span text:style-name="T4">that I may give thanks to your name!</text:span></text:p>
            <text:p text:style-name="P6"><text:span text:style-name="T5"><text:s text:c="6"/></text:span><text:span text:style-name="T2">The righteous will surround me,</text:span></text:p>
            <text:p text:style-name="P6"><text:span text:style-name="T2"><text:s text:c="6"/></text:span><text:span text:style-name="T2">for you will deal bountifully with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9" draw:layer="layout" svg:width="24.892cm" svg:height="6.263cm" svg:x="1.524cm" svg:y="0.762cm">
          <draw:text-box>
            <text:p text:style-name="P8"><text:span text:style-name="T6">C: </text:span><text:span text:style-name="T7">Glory be to the Father and to the Son</text:span></text:p>
            <text:p text:style-name="P8"><text:span text:style-name="T7">And to the Holy Spirit;</text:span></text:p>
            <text:p text:style-name="P8"><text:span text:style-name="T7">As it was in the beginning, is now,</text:span></text:p>
            <text:p text:style-name="P8"><text:span text:style-name="T7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0:56:46.097000000</meta:creation-date>
    <dc:date>2017-03-23T11:20:45.100000000</dc:date>
    <meta:editing-duration>PT2M24S</meta:editing-duration>
    <meta:editing-cycles>2</meta:editing-cycles>
    <meta:generator>LibreOffice/5.2.5.1$Windows_X86_64 LibreOffice_project/0312e1a284a7d50ca85a365c316c7abbf20a4d22</meta:generator>
    <meta:document-statistic meta:object-count="45"/>
  </office:meta>
</office:document-meta>
</file>